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erif CJK SC" svg:font-family="'Noto Serif CJK SC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text-properties officeooo:rsid="00144902" officeooo:paragraph-rsid="00144902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Section1" text:condition="ooow:Hide==0" text:is-hidden="true" text:display="condition">
        <text:p text:style-name="P1">Fdgfdggfddfg</text:p>
      </text:section>
      <text:section text:style-name="Sect1" text:name="Section2" text:condition="ooow:Hide==0" text:is-hidden="true" text:display="condition">
        <text:p text:style-name="P1">Dgfgdfdgfdfgdgf</text:p>
        <text:p text:style-name="P1">dfg dfgdf </text:p>
      </text:section>
      <text:section text:style-name="Sect1" text:name="Section3" text:condition="ooow:Hide==0" text:is-hidden="true" text:display="condition">
        <text:p text:style-name="P1">Fwefw efwe fe</text:p>
      </text:section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erif CJK SC" svg:font-family="'Noto Serif CJK SC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Noto Serif CJK SC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style:style style:name="_5f__5f_XXX_5f__5f__5f_invalid" style:display-name="__XXX___invalid" style:family="text"/>
    <text:outline-style style:name="Outline">
      <text:outline-level-style text:level="1" text:style-name="_5f__5f_XXX_5f__5f__5f_invalid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_5f__5f_XXX_5f__5f__5f_invalid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_5f__5f_XXX_5f__5f__5f_invalid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_5f__5f_XXX_5f__5f__5f_invalid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text:style-name="_5f__5f_XXX_5f__5f__5f_invalid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_5f__5f_XXX_5f__5f__5f_invalid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_5f__5f_XXX_5f__5f__5f_invalid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_5f__5f_XXX_5f__5f__5f_invalid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_5f__5f_XXX_5f__5f__5f_invalid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text:style-name="_5f__5f_XXX_5f__5f__5f_invalid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08T20:54:11.737977220</meta:creation-date>
    <dc:date>2022-07-09T09:59:13.479538734</dc:date>
    <meta:editing-duration>PT1M2S</meta:editing-duration>
    <meta:editing-cycles>2</meta:editing-cycles>
    <meta:generator>LibreOfficeDev/7.5.0.0.alpha0$Linux_X86_64 LibreOffice_project/1f7e559a0fd3ec4597afbb5619a3dbbaca90c027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